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9.89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bbe33d" fo:padding="0.071cm"/>
    </style:style>
    <style:style style:name="ce15" style:family="table-cell" style:parent-style-name="Default">
      <style:table-cell-properties fo:background-color="#ffbf00" fo:padding="0.071cm"/>
    </style:style>
    <style:style style:name="ce1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00">
      <style:table-cell-properties fo:background-color="#ffb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9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39">
      <style:table-cell-properties fo:padding="0.071cm"/>
    </style:style>
    <style:style style:name="ce185" style:family="table-cell" style:parent-style-name="Default" style:data-style-name="N3">
      <style:table-cell-properties fo:background-color="#bbe33d" fo:padding="0.071cm"/>
    </style:style>
    <style:style style:name="ce186" style:family="table-cell" style:parent-style-name="Default" style:data-style-name="N139">
      <style:table-cell-properties fo:background-color="#bbe33d" fo:padding="0.071cm"/>
    </style:style>
    <style:style style:name="ce187" style:family="table-cell" style:parent-style-name="Default" style:data-style-name="N3">
      <style:table-cell-properties fo:padding="0.071cm"/>
    </style:style>
    <style:style style:name="ce188" style:family="table-cell" style:parent-style-name="Default" style:data-style-name="N3">
      <style:table-cell-properties fo:background-color="#ffbf00" fo:padding="0.071cm"/>
    </style:style>
    <style:style style:name="ce189" style:family="table-cell" style:parent-style-name="Default">
      <style:table-cell-properties fo:background-color="#ffbf00" style:rotation-align="none"/>
      <style:text-properties style:use-window-font-color="true"/>
    </style:style>
    <style:style style:name="ce190" style:family="table-cell" style:parent-style-name="Default" style:data-style-name="N139">
      <style:table-cell-properties fo:background-color="#ffbf00" fo:padding="0.071cm"/>
    </style:style>
    <style:style style:name="ce191" style:family="table-cell" style:parent-style-name="Default" style:data-style-name="N139">
      <style:table-cell-properties fo:padding="0.071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39">
      <style:table-cell-properties fo:background-color="#ffd7d7"/>
    </style:style>
    <style:style style:name="ce171" style:family="table-cell" style:parent-style-name="Default" style:data-style-name="N139">
      <style:table-cell-properties fo:background-color="#ffff00"/>
    </style:style>
    <style:style style:name="ce172" style:family="table-cell" style:parent-style-name="Default" style:data-style-name="N139">
      <style:table-cell-properties fo:background-color="#f7d1d5"/>
    </style:style>
    <style:style style:name="ce180" style:family="table-cell" style:parent-style-name="Default" style:data-style-name="N139"/>
    <style:style style:name="ce174" style:family="table-cell" style:parent-style-name="Default" style:data-style-name="N3"/>
    <style:style style:name="ce175" style:family="table-cell" style:parent-style-name="Default" style:data-style-name="N139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39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108" style:family="table-cell" style:parent-style-name="Default" style:data-style-name="N139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39">
      <style:table-cell-properties fo:background-color="#ffd8ce"/>
      <style:text-properties style:use-window-font-color="true"/>
    </style:style>
    <style:style style:name="ce110" style:family="table-cell" style:parent-style-name="Default" style:data-style-name="N139">
      <style:table-cell-properties fo:background-color="#ffd8ce"/>
    </style:style>
    <style:style style:name="ce111" style:family="table-cell" style:parent-style-name="Default" style:data-style-name="N139">
      <style:table-cell-properties fo:background-color="#bbe33d"/>
    </style:style>
    <style:style style:name="ce112" style:family="table-cell" style:parent-style-name="Default">
      <style:table-cell-properties fo:background-color="#bbe33d" style:rotation-align="none"/>
    </style:style>
    <style:style style:name="ce34" style:family="table-cell" style:parent-style-name="Default" style:data-style-name="N139">
      <style:table-cell-properties fo:background-color="#f6f9d4" style:rotation-align="none"/>
    </style:style>
    <style:style style:name="ce9" style:family="table-cell" style:parent-style-name="Default" style:data-style-name="N139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229" style:family="table-cell" style:parent-style-name="Default">
      <style:table-cell-properties fo:background-color="#ffbf00"/>
      <style:text-properties style:use-window-font-color="tru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2" table:number-rows-repeated="3">
          <table:table-cell/>
          <table:table-cell table:style-name="ce3"/>
          <table:table-cell table:number-columns-repeated="1021"/>
        </table:table-row>
        <table:table-row table:style-name="ro2">
          <table:table-cell/>
          <table:table-cell table:style-name="ce64" office:value-type="string" calcext:value-type="string">
            <text:p>18-55</text:p>
          </table:table-cell>
          <table:table-cell table:number-columns-repeated="1021"/>
        </table:table-row>
        <table:table-row table:style-name="ro2">
          <table:table-cell/>
          <table:table-cell table:style-name="ce64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5004 ten 5003 e gönderilecek</text:p>
          </table:table-cell>
          <table:table-cell office:value-type="string" calcext:value-type="string">
            <text:p><text:span text:style-name="T6">395</text:span><text:span text:style-name="T7">,5</text:span>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23-04-27" calcext:value-type="date">
            <text:p>27.04.2023</text:p>
          </table:table-cell>
          <table:table-cell table:style-name="ce3" office:value-type="string" calcext:value-type="string">
            <text:p>hmb havale --- <text:s/>aliden 15-4-2023 de bakit 3400 tl aldım</text:p>
          </table:table-cell>
          <table:table-cell office:value-type="float" office:value="4000" calcext:value-type="float">
            <text:p>4000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17.04.2023</text:p>
          </table:table-cell>
          <table:table-cell table:style-name="ce12" office:value-type="string" calcext:value-type="string">
            <text:p>35209664-1004 hesap 61. taksit ödeme tutarı</text:p>
          </table:table-cell>
          <table:table-cell table:style-name="ce184" office:value-type="float" office:value="-113.5" calcext:value-type="float">
            <text:p>-113,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184"/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 table:style-name="ce64" office:value-type="string" calcext:value-type="string">
            <text:p>17-5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3319.8" calcext:value-type="float">
            <text:p>-3.319,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3" office:value-type="string" calcext:value-type="string">
            <text:p>15.03.2023</text:p>
          </table:table-cell>
          <table:table-cell table:style-name="ce13" office:value-type="string" calcext:value-type="string">
            <text:p>Gönd: HACI MURAT BALCI mrtkrd 0064-Türkiye İş Bankası A.Ş. FAST işlem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146.01" calcext:value-type="float">
            <text:p>-146,0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/>
          <table:table-cell table:style-name="ce64" office:value-type="string" calcext:value-type="string">
            <text:p>16-5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3298.16" calcext:value-type="float">
            <text:p>-3.298,16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3" office:value-type="string" calcext:value-type="string">
            <text:p>16.02.2023</text:p>
          </table:table-cell>
          <table:table-cell table:style-name="ce13" office:value-type="string" calcext:value-type="string">
            <text:p>Gönd: ALİ BALCI 668 - 09004874 DAN TR600001002637352096641004 A EFT 0012-HALK BANKAS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5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168.65" calcext:value-type="float">
            <text:p>-168,6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184"/>
          <table:table-cell table:style-name="Default"/>
          <table:table-cell table:number-columns-repeated="1019"/>
        </table:table-row>
        <table:table-row table:style-name="ro2">
          <table:table-cell table:style-name="ce12"/>
          <table:table-cell table:style-name="ce64" office:value-type="string" calcext:value-type="string">
            <text:p>15-55</text:p>
          </table:table-cell>
          <table:table-cell table:style-name="ce184"/>
          <table:table-cell table:style-name="Default"/>
          <table:table-cell table:number-columns-repeated="1019"/>
        </table:table-row>
        <table:table-row table:style-name="ro2">
          <table:table-cell table:style-name="ce13" office:value-type="string" calcext:value-type="string">
            <text:p>16.01.2023</text:p>
          </table:table-cell>
          <table:table-cell table:style-name="ce13" office:value-type="string" calcext:value-type="string">
            <text:p>35209664-1004 hesap 58. taksit ödeme tutarı</text:p>
          </table:table-cell>
          <table:table-cell table:style-name="ce186" office:value-type="float" office:value="-3465.81" calcext:value-type="float">
            <text:p>-3.465,8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6.01.2023</text:p>
          </table:table-cell>
          <table:table-cell table:style-name="ce12" office:value-type="string" calcext:value-type="string">
            <text:p>Gönd: HACI MURAT BALCI mustafabalcıdannakit 0064-Türkiye İş Bankası A.Ş. FAST işlemi</text:p>
          </table:table-cell>
          <table:table-cell table:style-name="ce187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187"/>
          <table:table-cell table:style-name="Default"/>
          <table:table-cell table:number-columns-repeated="1019"/>
        </table:table-row>
        <table:table-row table:style-name="ro2">
          <table:table-cell table:style-name="ce15" office:value-type="string" calcext:value-type="string">
            <text:p>22.12.2022</text:p>
          </table:table-cell>
          <table:table-cell table:style-name="ce15" office:value-type="string" calcext:value-type="string">
            <text:p>HACER BALKA Ziraat Mobil Havale</text:p>
          </table:table-cell>
          <table:table-cell table:style-name="ce188" office:value-type="float" office:value="-175" calcext:value-type="float">
            <text:p>-175</text:p>
          </table:table-cell>
          <table:table-cell table:style-name="ce229" table:formula="of:=[.D37]+[.C29]" office:value-type="float" office:value="395.5" calcext:value-type="float">
            <text:p>395,5</text:p>
          </table:table-cell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187"/>
          <table:table-cell table:style-name="Default"/>
          <table:table-cell table:number-columns-repeated="1019"/>
        </table:table-row>
        <table:table-row table:style-name="ro2">
          <table:table-cell table:style-name="ce12"/>
          <table:table-cell table:style-name="ce64" office:value-type="string" calcext:value-type="string">
            <text:p>14-55</text:p>
          </table:table-cell>
          <table:table-cell table:style-name="ce187"/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090.54" calcext:value-type="float">
            <text:p>-3.090,54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3" office:value-type="string" calcext:value-type="string">
            <text:p>15.12.2022</text:p>
          </table:table-cell>
          <table:table-cell table:style-name="ce13" office:value-type="string" calcext:value-type="string">
            <text:p>Para Yatırma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75.27" calcext:value-type="float">
            <text:p>-375,27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18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5" office:value-type="string" calcext:value-type="string">
            <text:p>pervin <text:s/>alacaklı</text:p>
          </table:table-cell>
          <table:table-cell table:style-name="ce189"/>
          <table:table-cell table:style-name="ce229" table:formula="of:=[.D38]+[.C37]" office:value-type="float" office:value="570.5" calcext:value-type="float">
            <text:p>570,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14.04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16.7" calcext:value-type="float">
            <text:p>-16,7</text:p>
          </table:table-cell>
          <table:table-cell table:style-name="Default" table:formula="of:=[.D40]+[.C38]" office:value-type="float" office:value="570.5" calcext:value-type="float">
            <text:p>570,5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.04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16.7" calcext:value-type="float">
            <text:p>16,7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24.03.2023</text:p>
          </table:table-cell>
          <table:table-cell table:style-name="ce15" office:value-type="string" calcext:value-type="string">
            <text:p>TÜRKİYE SİGORTA 448404970 NOLU POLİÇE 29/03/2023 VADE YAPILAN TAHSİLAT</text:p>
          </table:table-cell>
          <table:table-cell table:style-name="ce190" office:value-type="float" office:value="-641.69" calcext:value-type="float">
            <text:p>-641,69</text:p>
          </table:table-cell>
          <table:table-cell table:style-name="Default" table:formula="of:=[.D42]-[.C40]" office:value-type="float" office:value="587.2" calcext:value-type="float">
            <text:p>587,2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.03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5.83" calcext:value-type="float">
            <text:p>5,83</text:p>
          </table:table-cell>
          <table:table-cell table:style-name="ce55"/>
          <table:table-cell table:number-columns-repeated="1019"/>
        </table:table-row>
        <table:table-row table:style-name="ro2">
          <table:table-cell table:style-name="ce12" office:value-type="string" calcext:value-type="string">
            <text:p>14.03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5.83" calcext:value-type="float">
            <text:p>-5,83</text:p>
          </table:table-cell>
          <table:table-cell table:style-name="Default" table:formula="of:=[.D44]+[.C42]" office:value-type="float" office:value="-54.49" calcext:value-type="float">
            <text:p>-54,4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Gönd: ATİLA BALCI ATİLA BALCI tarafından aktarılan 0064-Türkiye İş Bankası A.Ş. FAST işlemi</text:p>
          </table:table-cell>
          <table:table-cell table:style-name="ce187" office:value-type="float" office:value="3200" calcext:value-type="float">
            <text:p>3.2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14.12.2022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48.66" calcext:value-type="float">
            <text:p>-48,66</text:p>
          </table:table-cell>
          <table:table-cell table:style-name="ce180" table:formula="of:=[.C44]" office:value-type="float" office:value="-48.66" calcext:value-type="float">
            <text:p>-48,66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14.12.2022</text:p>
          </table:table-cell>
          <table:table-cell table:style-name="ce66" office:value-type="string" calcext:value-type="string">
            <text:p>: 35209664 - 5004 nolu Hesaptan Virman</text:p>
          </table:table-cell>
          <table:table-cell table:style-name="ce191" office:value-type="float" office:value="48.66" calcext:value-type="float">
            <text:p>48,66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0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0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50:.C53])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0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72:.C75])" office:value-type="float" office:value="-578.52" calcext:value-type="float">
            <text:p>-578,52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107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05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06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12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18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119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89:.C93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8"/>
        </table:table-row>
        <table:table-row table:style-name="ro3">
          <table:table-cell/>
          <table:table-cell table:style-name="ce72"/>
          <table:table-cell table:style-name="ce95"/>
          <table:table-cell table:style-name="ce4"/>
          <table:table-cell table:number-columns-repeated="1019"/>
        </table:table-row>
        <table:table-row table:style-name="ro3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8"/>
        </table:table-row>
        <table:table-row table:style-name="ro3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8"/>
        </table:table-row>
        <table:table-row table:style-name="ro3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8"/>
        </table:table-row>
        <table:table-row table:style-name="ro3" table:number-rows-repeated="2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7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3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113]+[.C114]" office:value-type="float" office:value="3465.81" calcext:value-type="float">
            <text:p>3465,81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8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8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122]+[.C124]+[.C125]" office:value-type="float" office:value="3467.56" calcext:value-type="float">
            <text:p>3467,56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8"/>
        </table:table-row>
        <table:table-row table:style-name="ro1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8"/>
        </table:table-row>
        <table:table-row table:style-name="ro1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7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27]+[.C128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1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32]-[.C131]" office:value-type="float" office:value="170640.8" calcext:value-type="float">
            <text:p>170.640,8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34]-[.C132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35]-[.C134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37]-[.C135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2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38]-[.C137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39]-[.C138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40]-[.C139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41]-[.C140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42]-[.C141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43]-[.C142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44]-[.C143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45]-[.C144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46]-[.C145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47]-[.C146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48]-[.C147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49]-[.C148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50]-[.C149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51]-[.C150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52]-[.C151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53]-[.C152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54]-[.C153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55]-[.C154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56]-[.C155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57]-[.C156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58]-[.C157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59]-[.C158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60]-[.C159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61]-[.C160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62]-[.C161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63]-[.C162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64]-[.C163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65]-[.C164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66]-[.C165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67]-[.C166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68]-[.C167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69]-[.C168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70]-[.C169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71]-[.C170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72]-[.C171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73]-[.C172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74]-[.C173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75]-[.C174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76]-[.C175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77]-[.C176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178]-[.C177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179]-[.C178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180]-[.C179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181]-[.C180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182]-[.C181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183]-[.C182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184]-[.C183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185]-[.C184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186]-[.C185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187]-[.C186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188]-[.C187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189]-[.C188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38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textual="true"/>
      <number:text>.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.</number:text>
      <number:month number:textual="true"/>
      <number:text>.</number:text>
      <number:year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2P2" style:volatile="true">
      <number:text> </number:text>
      <number:fill-character> </number:fill-character>
      <number:text>- TL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TL</number:text>
    </number:number-style>
    <number:number-style style:name="N134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2" number:min-decimal-places="0" number:min-integer-digits="1" number:decimal-replacement="" number:grouping="true"/>
    </number:number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    </number:text>
    </number:number-style>
    <number:number-style style:name="N14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TL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  <number:text> TL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TL</number:text>
    </number:number-style>
    <number:number-style style:name="N14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7P0"/>
    </number:number-style>
    <number:number-style style:name="N148P0" style:volatile="true">
      <number:text>₺</number:text>
      <number:number number:decimal-places="0" number:min-decimal-places="0" number:min-integer-digits="1" number:grouping="true"/>
    </number:number-style>
    <number:number-style style:name="N148">
      <number:text>-₺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₺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₺</number:text>
      <number:number number:decimal-places="2" number:min-decimal-places="2" number:min-integer-digits="1" number:grouping="true"/>
    </number:number-style>
    <number:number-style style:name="N150">
      <number:text>-₺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₺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₺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7:32:22</meta:creation-date>
    <meta:initial-creator>pr</meta:initial-creator>
    <dc:language>tr-TR</dc:language>
    <dc:date>2023-04-26T05:29:13.504000000</dc:date>
    <meta:editing-cycles>24</meta:editing-cycles>
    <meta:editing-duration>PT15H57M48S</meta:editing-duration>
    <meta:generator>LibreOffice/7.3.5.2$Windows_X86_64 LibreOffice_project/184fe81b8c8c30d8b5082578aee2fed2ea847c01</meta:generator>
    <meta:document-statistic meta:table-count="2" meta:cell-count="5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